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UCAR VILLA CARLOT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313451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UCAR VILLA CARLOT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1345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LAUREL ZAMALLOA, SHEYLA ZHAMYR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758638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1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0/11/2021</text:p>
          </table:table-cell>
          <table:table-cell table:style-name="Tabla2.A2" office:value-type="string">
            <text:p text:style-name="P7">110099</text:p>
          </table:table-cell>
          <table:table-cell table:style-name="Tabla2.A2" office:value-type="string">
            <text:p text:style-name="P7">1043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1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22:33:2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